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 style:list-style-name="L1">
      <style:text-properties style:text-underline-style="none"/>
    </style:style>
    <style:style style:name="P5" style:family="paragraph" style:parent-style-name="Standard" style:list-style-name="L2">
      <style:text-properties style:text-underline-style="none"/>
    </style:style>
    <style:style style:name="P6" style:family="paragraph" style:parent-style-name="Standard" style:list-style-name="L1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ading Notes Week 1</text:p>
      <text:p text:style-name="Standard"/>
      <text:p text:style-name="P1">Babe (2006) “Sustainable Development vs Sustainable Ecosystems”</text:p>
      <text:p text:style-name="P2"/>
      <text:list text:style-name="L1">
        <text:list-item>
          <text:p text:style-name="P4">Expressed hope for real world prosperity post WWII – 1947 Brenton Woods Conference set the trajectory of globalization and free trade = Truman's unlimited material prosperity for all through development (ie application of science + technology + free trade)</text:p>
        </text:list-item>
        <text:list-item>
          <text:p text:style-name="P4">1972 UN Conference on the Environment ---&gt; antithesis set between environment and development; reconciled w/ Brundtland</text:p>
        </text:list-item>
        <text:list-item>
          <text:p text:style-name="P4">sustainable development =</text:p>
          <text:list>
            <text:list-item>
              <text:p text:style-name="P4">policies that meet the needs of the present w/o sacrificing or compromising the ability of future generations to meet their own needs (Brundtland 1987); includes increase in economic growth for developing nations (to achieve sustainability 5 – 10 % increase in economic growth must be sustained over the next 50 yrs!); some caution of ecosystem impact (need planned growth); continuity and consistency w/ the idea of infinite earth (as expressed by Brenton Woods and Truman); endorsed by World Corp, Inc ---&gt; Royal Dutch Shell “profits are a vital part of our ability to contribute to society and deliver environmental, economic, and social sustainable development”; environmental degradation caused by Poverty, Growth is the remedy; for govt and business “sustainable development” a code phrase for economic growth = new markets, new resource bases</text:p>
            </text:list-item>
            <text:list-item>
              <text:p text:style-name="P6"><text:span text:style-name="T1">respect for ecological limits; cannot growth indefinitely; development = qualitative (not quantitative) improvement; </text:span><text:span text:style-name="T2">zero</text:span><text:span text:style-name="T1"> growth beyond carrying capacity (Daly) ; economics is a subsystem of biosphere; economic growth has exacerbated poverty not alleviated it;</text:span></text:p>
            </text:list-item>
          </text:list>
        </text:list-item>
        <text:list-item>
          <text:p text:style-name="P4">sustainable development is a precarious if not false synthesis of ecology and economics</text:p>
        </text:list-item>
        <text:list-item>
          <text:p text:style-name="P4">obvious historical relationship w/ the Earth (even in Western culture, the Romantics, Teddy Roosevelt); up until 1962 people believed in Truman's vision---then Silent Spring; Carson character impugned, massive backlash by chemical industry; huge schism between business and environment, between economics and ecology</text:p>
        </text:list-item>
        <text:list-item>
          <text:p text:style-name="P4">Carson disputed the main tenet / orthodoxy of Western civ ---&gt; man is the the center and the master of all things and science is the history and mechanism of his domination (dated back to Francis Bacon for sure (c. 1600)</text:p>
        </text:list-item>
        <text:list-item>
          <text:p text:style-name="P4">2002 UN World Summit on Sustainable Development (Johanesburg, SA) ---&gt; the govt and business def of sus dev may be part of the problem (clear evidence of continued / worsened problems of poverty and env disaster using “sus dev”)</text:p>
        </text:list-item>
        <text:list-item>
          <text:p text:style-name="P6"><text:span text:style-name="T1">Deep refusal to set limits on economic growth (M Sagoff, J Simon) ---&gt; the earth is unlimited in its capacity to satisfy human material wants (assumes a) earth's resources, materials, and waste handling <text:s/>capacity are</text:span> only<text:span text:style-name="T1"> fxns of human knowledge and technology which can grow indefinitely b) price system efficiently guides human activity to counter scarcities and create innovation); price system is environment-neutral, will respond as needed</text:span></text:p>
        </text:list-item>
        <text:list-item>
          <text:p text:style-name="P6"><text:span text:style-name="T1">Ecological indicators clearly demonstrate the fallacy of Sagoff and Simon assumptions → North America </text:span>was<text:span text:style-name="T1"> “infinitely” rich in resources (Grand Banks, passenger pigeon, buffalo, etc); now worldwide spp extinction (100,000 x background level) Sagoff assumes an ecosystem is a linear machine; degradation of arable land; climate change (rising seas, decreased crop yields; toxins/farmaceuticals build up; ozone depletion (high) and build up (low); pop growth</text:span></text:p>
        </text:list-item>
        <text:list-item>
          <text:p text:style-name="P4">Outcome is dichotomy of thought </text:p>
          <text:list>
            <text:list-item>
              <text:p text:style-name="P4">economics vs environment</text:p>
            </text:list-item>
            <text:list-item>
              <text:p text:style-name="P4"><text:soft-page-break/>and even env economics vs ecological economics</text:p>
            </text:list-item>
          </text:list>
        </text:list-item>
        <text:list-item>
          <text:p text:style-name="P4">clearly we <text:s/>are expected to believe the economic paradigm even though the earth is falling apart arounds; How can anti-ecological paradigms survive in the face of stark evidence? Must re-define a culture of ecology (“sustainable ecosystems”)</text:p>
        </text:list-item>
        <text:list-item>
          <text:p text:style-name="P4">Lessons from Rachel C</text:p>
          <text:list>
            <text:list-item>
              <text:p text:style-name="P4">Minute cause, mighty effects (sensitivity to initial conditions)</text:p>
            </text:list-item>
            <text:list-item>
              <text:p text:style-name="P4">Dialectic of science and technology: exposing the inconsistencies in the arguments about the benefits</text:p>
            </text:list-item>
            <text:list-item>
              <text:p text:style-name="P4">Using high levels of discourse (myths and truths) to clearly show differences in orthodox and heterodox (dominant and marginal) views</text:p>
            </text:list-item>
            <text:list-item>
              <text:p text:style-name="P4">Using more than just the marshalling of evidence technique (using mockery and satire)</text:p>
            </text:list-item>
            <text:list-item>
              <text:p text:style-name="P4">Identification of anthropocentrism</text:p>
            </text:list-item>
            <text:list-item>
              <text:p text:style-name="P4">Antimony between economics and ecology (a fxn of time horizons)</text:p>
            </text:list-item>
            <text:list-item>
              <text:p text:style-name="P4">The notion of paradigms generates cultural bias (even in science!)</text:p>
            </text:list-item>
            <text:list-item>
              <text:p text:style-name="P4">The political economy of wealth and power (some ways of seeing better than others depending on your economic and power status); paradigm shifts may require power shifts; monetary and other pressures (in “democracies”) inhibit discussions inimical to vested interests (totalitarian states <text:s/>use force)</text:p>
            </text:list-item>
            <text:list-item>
              <text:p text:style-name="P4">dialectic between signifier and signified → cognitive dissonance (eg DDT is a miracle cmpd! Oh but wait...)</text:p>
            </text:list-item>
            <text:list-item>
              <text:p text:style-name="P4">Importance of rhetoric and persuasion ---&gt; truth doesn't always win; it's a matter of argument. Rhetoric often uses “binders” (like motherhood or sus dev) that are empty of meaning</text:p>
            </text:list-item>
          </text:list>
        </text:list-item>
      </text:list>
      <text:p text:style-name="P2"/>
      <text:p text:style-name="P2"/>
      <text:p text:style-name="P1">WWF Living Planet Report</text:p>
      <text:list text:style-name="L2">
        <text:list-item>
          <text:p text:style-name="P5">major declines in biodiversity</text:p>
        </text:list-item>
        <text:list-item>
          <text:p text:style-name="P5">1.5 <text:s/>years (earths) to regenerate resources used in 2007</text:p>
        </text:list-item>
        <text:list-item>
          <text:p text:style-name="P5">ecological overshoot increasing (need more and more earths)</text:p>
        </text:list-item>
        <text:list-item>
          <text:p text:style-name="P5">many ecosystem indicators</text:p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1-11-03T09:17:22</meta:creation-date>
    <dc:date>2011-11-04T06:22:42</dc:date>
    <meta:editing-cycles>9</meta:editing-cycles>
    <meta:editing-duration>PT3H54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3" meta:word-count="736" meta:character-count="5033"/>
  </office:meta>
</office:document-meta>
</file>